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UMMONS TO THE ADOPTED ON EARTH: "Praise the LORD!" (103:1-1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UMMONS TO THE ADOPTED ON EARTH: "Praise the LORD!" (103:1-1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o and what God is (103:1-13, 17-1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Who and what God is (103:1-13, 17-19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attributes (qualities) (103:6-8, 17-19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ttributes (qualities) (103:6-8, 17-19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is righteous and just (103:6-7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is merciful and gracious (103:8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is loving, eternal, and faithful (103:17-18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He is sovereign (103:1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Who and what God is (103:1-13, 17-19)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His attributes (qualities) (103:6-8, 17-19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His actions (103:1-5, 8-13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His actions (103:1-5, 8-13)<text:s text:c="1"/></text:span><text:span text:style-name="a498" text:class-names=""/></text:p>
          </draw:text-box>
          <svg:title/>
          <svg:desc/>
        </draw:frame>
        <draw:frame draw:id="id94" presentation:style-name="a519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e forgives sin (103:1-3, 8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e protects from death (103:4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 satisfies (103:4-5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e gives strength (103: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He functions as a loving father (103:13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Who and what God is (103:1-13, 17-19)<text:s text:c="1"/></text:span><text:span text:style-name="a522" text:class-names=""/></text:p>
          </draw:text-box>
          <svg:title/>
          <svg:desc/>
        </draw:frame>
        <draw:frame draw:id="id96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His attributes (qualities) (103:6-8, 17-19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His actions (103:1-5, 8-13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DAVID'S SUMMONS TO THE ADOPTED ON EARTH: "Praise the LORD!" (103:1-19):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Who and what God is (103:1-13, 17-19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Who and what we are (103:14-16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Who and what we are (103:14-16)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e are dust, soon to return to dust (103:14-15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e are like wildflowers, soon to wither and die (103:15-1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DAVID'S SUMMONS TO THE ADOPTED ON EARTH: "Praise the LORD!" (103:1-19):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Who and what God is (103:1-13, 17-19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Who and what we are (103:14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PSALM 103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DAVID'S SUMMONS TO THE ADOPTED ON EARTH: "Praise the LORD!" (103:1-19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DAVID'S SUMMONS TO THE ANGELS IN HEAVEN (103:20-2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3 </dc:title>
    <meta:initial-creator>David STRICKLAND</meta:initial-creator>
    <dc:creator>David STRICKLAND</dc:creator>
    <meta:creation-date>2020-02-23T23:20:29Z</meta:creation-date>
    <dc:date>2020-02-23T23:20:30Z</dc:date>
    <meta:template xlink:href="BibleStudy" xlink:type="simple"/>
    <meta:editing-cycles>1</meta:editing-cycles>
    <meta:editing-duration>PT0S</meta:editing-duration>
    <meta:document-statistic meta:paragraph-count="35" meta:word-count="359"/>
  </office:meta>
</office:document-meta>
</file>